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fo:text-align="justify" style:justify-single-word="false"/>
      <style:text-properties fo:font-weight="bold" style:font-weight-asian="bold"/>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ível de Significância de Amizade</text:span></text:p>
      <text:p text:style-name="P1"/>
      <text:p text:style-name="P1">A <text:span text:style-name="T2">rede social</text:span> é um espaço aberto para discussão e compartilhamento de conteúdo, seja ele informativo, acadêmico, humorístico ou de caráter comum. No meio social é impossível não interagir e criar laços com outros usuários da rede.</text:p>
      <text:p text:style-name="P1"/>
      <text:p text:style-name="P1">Mas eai? O que é amizade e como a amizade é definida?</text:p>
      <text:p text:style-name="P1"/>
      <text:p text:style-name="P1"><text:span text:style-name="T2">Amizade</text:span></text:p>
      <text:p text:style-name="P2"/>
      <text:p text:style-name="P1">Substantivo feminino</text:p>
      <text:p text:style-name="P1">1. sentimento de grande afeição, simpatia, apreço entre pessoas ou entidades.</text:p>
      <text:p text:style-name="P1">"sentia-se feliz com a a. do seu mestre"</text:p>
      <text:p text:style-name="P1"/>
      <text:p text:style-name="P1">2. p.met. quem é amigo, companheiro, camarada.</text:p>
      <text:p text:style-name="P1">"É uma de suas a. fiéis"</text:p>
      <text:p text:style-name="P1"><text:line-break/><text:tab/>Com base nisso a amizade pode ser definida como um sentimento entre um ou mais pessoas onde se há um apreço por ações e sentimentos.</text:p>
      <text:p text:style-name="P1"/>
      <text:p text:style-name="P1"><text:tab/>No meio social podemos classificar isso com interações parecidas, média de conversação, publicações de fotos, vídeos em conjuntos, frequência de presença em locais, número de likes”UPS”(se uma pessoa curte constantemente suas postagens isso pode significar que essa pessoa tenha uma certa proximidade com você), “comentários”(se uma pessoa comentar nas postagens de outra, isso indica um certo grau de intimidade entre os usuários) em publicações com mesmas palavras chaves e uma série de outros “grupos”(se uma a pessoa participa de vários grupos que você também participa isso pode indicar que os dois curtem os mesmos assuntos e compartilham as mesmas ideias).</text:p>
      <text:p text:style-name="P1"/>
      <text:p text:style-name="P1"><text:tab/>Além de proximidade de amizades relacionadas pois muitas vezes essa interação pode ocorrer com <text:span text:style-name="T3">n usuários</text:span> e da mesma forma diferentes usuários podem ter os mesmos gostos mas não participar do mesmo círculo social.</text:p>
      <text:p text:style-name="P1"/>
      <text:p text:style-name="P1"><text:tab/>Para determinar a significância de amizade entre os usuários devemos analisar o conteúdo de interesse de cada usuário assim como conteúdos que os usuários demonstraram interesse, quantidade de mensagens e intensidade de mensagens trocadas, quantidade de visitas no perfil do suposto amigo, além de mecanismos de classificação de nível de amizade (modo semelhante ao google plus: Conhecido, Amigo, Trabalho, ETC). </text:p>
      <text:p text:style-name="P4">Na timeline o usuário tem acesso aos conteúdos que mais lhe interessam. Como aportes, posts de amigos ou de grupos ou artigos. Para tornar a experiência da rede social mais interessante, seria importante que o usuário visualiza apenas aquilo que mais lhe interessa. Por exemplo, a partir dos posts, aportes, artigos e entre outros, que o usuário deu “up” o assunto referente é logicamente interessante para aquele usuário, logo, mais conteúdo sobre aquele determinado assunto será exibido ao usuário.</text:p>
      <text:p text:style-name="P4">Para o cálculo da significância de amizade, exigi-se relatórios e cálculos estatísticos (média, desvio padrão, variância) onde apontem uma real interação de publicações dentro da rede socia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pt" fo:country="BR"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pt" fo:country="BR"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414" meta:character-count="2647" meta:non-whitespace-character-count="2242"/>
    <meta:generator>LibreOfficeDev/5.1.0.3$Linux_X86_64 LibreOffice_project/</meta:generator>
  </office:meta>
</office:document-meta>
</file>